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45d8" officeooo:paragraph-rsid="000845d8"/>
    </style:style>
    <style:style style:name="P2" style:family="paragraph" style:parent-style-name="Standard">
      <style:text-properties officeooo:rsid="000a2f17" officeooo:paragraph-rsid="000a2f17"/>
    </style:style>
    <style:style style:name="T1" style:family="text">
      <style:text-properties officeooo:rsid="000a2f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 school name</text:p>
      <text:p text:style-name="P1"/>
      <text:p text:style-name="P1">like to see everything on one page</text:p>
      <text:p text:style-name="P1"/>
      <text:p text:style-name="P1">like the “about us” on bottom of the page</text:p>
      <text:p text:style-name="P1"/>
      <text:p text:style-name="P1">bouncing ball coming in and out</text:p>
      <text:p text:style-name="P1"/>
      <text:p text:style-name="P1">make more things round like the pictures</text:p>
      <text:p text:style-name="P1"/>
      <text:p text:style-name="P1">red one--</text:p>
      <text:p text:style-name="P1"/>
      <text:p text:style-name="P1">don’t like how you click one and it goes to more info. Seems like charity thing</text:p>
      <text:p text:style-name="P1"/>
      <text:p text:style-name="P1">like the bouncing red ball</text:p>
      <text:p text:style-name="P1"/>
      <text:p text:style-name="P1">school one---</text:p>
      <text:p text:style-name="P1"/>
      <text:p text:style-name="P1">more like school</text:p>
      <text:p text:style-name="P1"/>
      <text:p text:style-name="P1">like the photo gallery of this one</text:p>
      <text:p text:style-name="P1"/>
      <text:p text:style-name="P1">make pictures small so no one can copy them</text:p>
      <text:p text:style-name="P1"/>
      <text:p text:style-name="P1">can keep services—want a study abroad program (consulting <text:span text:style-name="T1">service, especially australia</text:span>)</text:p>
      <text:p text:style-name="P1"><text:tab/>have contacted a lot of schools in brisbrine</text:p>
      <text:p text:style-name="P1">maybe translation</text:p>
      <text:p text:style-name="P1">private class</text:p>
      <text:p text:style-name="P1">english camp</text:p>
      <text:p text:style-name="P1"/>
      <text:p text:style-name="P2">focus on phonics teaching</text:p>
      <text:p text:style-name="P2">maybe grammer—what grammar we study</text:p>
      <text:p text:style-name="P2">private courses</text:p>
      <text:p text:style-name="P2">Australia visa service</text:p>
      <text:p text:style-name="P2"/>
      <text:p text:style-name="P2">activitives:</text:p>
      <text:p text:style-name="P2"><text:tab/>sandwich roll</text:p>
      <text:p text:style-name="P2"><text:tab/>sushi</text:p>
      <text:p text:style-name="P2"><text:tab/>heart hotdogs (valentines)</text:p>
      <text:p text:style-name="P2"><text:tab/>mother’s day card activities</text:p>
      <text:p text:style-name="P2"/>
      <text:p text:style-name="P2">get rid of rainbow boxes, but can put another thing about career opportunities</text:p>
      <text:p text:style-name="P2"/>
      <text:p text:style-name="P2">any farang can apply for a job, and will find students who want to learn with them</text:p>
      <text:p text:style-name="P2">or volunteer teachers for that school we went to </text:p>
      <text:p text:style-name="P2"><text:tab/>farang volunteer center</text:p>
      <text:p text:style-name="P2"/>
      <text:p text:style-name="P2">maybe can help farang to find jobs in Ubon for fun. Not like an agency. Helps build community, know more people, helps the schoo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9:28:21.074000000</meta:creation-date>
    <dc:date>2017-08-22T20:10:21.141000000</dc:date>
    <meta:editing-duration>PT21M38S</meta:editing-duration>
    <meta:editing-cycles>1</meta:editing-cycles>
    <meta:document-statistic meta:table-count="0" meta:image-count="0" meta:object-count="0" meta:page-count="1" meta:paragraph-count="31" meta:word-count="194" meta:character-count="1105" meta:non-whitespace-character-count="936"/>
    <meta:generator>LibreOffice/5.1.3.2$Windows_x86 LibreOffice_project/644e4637d1d8544fd9f56425bd6cec110e49301b</meta:generator>
  </office:meta>
</office:document-meta>
</file>